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新竹市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1384" calcext:value-type="float">
            <text:p>91,384</text:p>
          </table:table-cell>
          <table:table-cell table:style-name="ce3" office:value-type="float" office:value="92679" calcext:value-type="float">
            <text:p>92,679</text:p>
          </table:table-cell>
          <table:table-cell table:style-name="ce3" office:value-type="float" office:value="82326" calcext:value-type="float">
            <text:p>82,326</text:p>
          </table:table-cell>
          <table:table-cell table:style-name="ce3" office:value-type="float" office:value="266389" calcext:value-type="float">
            <text:p>266,389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268127" calcext:value-type="float">
            <text:p>268,1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8135" calcext:value-type="float">
            <text:p>268,135</text:p>
          </table:table-cell>
          <table:table-cell table:style-name="ce3" office:value-type="float" office:value="91330" calcext:value-type="float">
            <text:p>91,330</text:p>
          </table:table-cell>
          <table:table-cell table:style-name="ce3" office:value-type="float" office:value="359465" calcext:value-type="float">
            <text:p>359,465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44331" calcext:value-type="float">
            <text:p>44,331</text:p>
          </table:table-cell>
          <table:table-cell table:style-name="ce3" office:value-type="float" office:value="41716" calcext:value-type="float">
            <text:p>41,716</text:p>
          </table:table-cell>
          <table:table-cell table:style-name="ce3" office:value-type="float" office:value="40706" calcext:value-type="float">
            <text:p>40,706</text:p>
          </table:table-cell>
          <table:table-cell table:style-name="ce3" office:value-type="float" office:value="126753" calcext:value-type="float">
            <text:p>126,75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27553" calcext:value-type="float">
            <text:p>127,5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558" calcext:value-type="float">
            <text:p>127,558</text:p>
          </table:table-cell>
          <table:table-cell table:style-name="ce3" office:value-type="float" office:value="40817" calcext:value-type="float">
            <text:p>40,817</text:p>
          </table:table-cell>
          <table:table-cell table:style-name="ce3" office:value-type="float" office:value="168375" calcext:value-type="float">
            <text:p>168,375</text:p>
          </table:table-cell>
          <table:table-cell table:style-name="ce4" office:value-type="string" calcext:value-type="string">
            <text:p>75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育賢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4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親仁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797" calcext:value-type="float">
            <text:p>1,797</text:p>
          </table:table-cell>
          <table:table-cell table:style-name="ce4" office:value-type="string" calcext:value-type="string">
            <text:p>7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6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78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854" calcext:value-type="float">
            <text:p>1,854</text:p>
          </table:table-cell>
          <table:table-cell table:style-name="ce4" office:value-type="string" calcext:value-type="string">
            <text:p>7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401" calcext:value-type="float">
            <text:p>4,401</text:p>
          </table:table-cell>
          <table:table-cell table:style-name="ce4" office:value-type="string" calcext:value-type="string">
            <text:p>75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中里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45" calcext:value-type="float">
            <text:p>2,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5" calcext:value-type="float">
            <text:p>2,945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956" calcext:value-type="float">
            <text:p>3,956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3603" calcext:value-type="float">
            <text:p>3,60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33" calcext:value-type="float">
            <text:p>3,6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34" calcext:value-type="float">
            <text:p>3,634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4839" calcext:value-type="float">
            <text:p>4,839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492" calcext:value-type="float">
            <text:p>4,492</text:p>
          </table:table-cell>
          <table:table-cell table:style-name="ce4" office:value-type="string" calcext:value-type="string">
            <text:p>7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511" calcext:value-type="float">
            <text:p>4,5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27" calcext:value-type="float">
            <text:p>4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7" calcext:value-type="float">
            <text:p>4,527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5739" calcext:value-type="float">
            <text:p>5,739</text:p>
          </table:table-cell>
          <table:table-cell table:style-name="ce4" office:value-type="string" calcext:value-type="string">
            <text:p>78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123" calcext:value-type="float">
            <text:p>3,123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302" calcext:value-type="float">
            <text:p>2,302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44" calcext:value-type="float">
            <text:p>2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4" calcext:value-type="float">
            <text:p>2,24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931" calcext:value-type="float">
            <text:p>2,931</text:p>
          </table:table-cell>
          <table:table-cell table:style-name="ce4" office:value-type="string" calcext:value-type="string">
            <text:p>76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4655" calcext:value-type="float">
            <text:p>4,65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690" calcext:value-type="float">
            <text:p>4,6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91" calcext:value-type="float">
            <text:p>4,691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6067" calcext:value-type="float">
            <text:p>6,067</text:p>
          </table:table-cell>
          <table:table-cell table:style-name="ce4" office:value-type="string" calcext:value-type="string">
            <text:p>7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143" calcext:value-type="float">
            <text:p>3,1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870" calcext:value-type="float">
            <text:p>3,870</text:p>
          </table:table-cell>
          <table:table-cell table:style-name="ce4" office:value-type="string" calcext:value-type="string">
            <text:p>8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785" calcext:value-type="float">
            <text:p>2,785</text:p>
          </table:table-cell>
          <table:table-cell table:style-name="ce4" office:value-type="string" calcext:value-type="string">
            <text:p>77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632" calcext:value-type="float">
            <text:p>2,632</text:p>
          </table:table-cell>
          <table:table-cell table:style-name="ce4" office:value-type="string" calcext:value-type="string">
            <text:p>7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172" calcext:value-type="float">
            <text:p>3,172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千甲里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035" calcext:value-type="float">
            <text:p>2,035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功里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25" calcext:value-type="float">
            <text:p>3,3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332" calcext:value-type="float">
            <text:p>4,332</text:p>
          </table:table-cell>
          <table:table-cell table:style-name="ce4" office:value-type="string" calcext:value-type="string">
            <text:p>76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功里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2939" calcext:value-type="float">
            <text:p>2,9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824" calcext:value-type="float">
            <text:p>3,824</text:p>
          </table:table-cell>
          <table:table-cell table:style-name="ce4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623" calcext:value-type="float">
            <text:p>2,623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9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2907" calcext:value-type="float">
            <text:p>2,9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740" calcext:value-type="float">
            <text:p>3,740</text:p>
          </table:table-cell>
          <table:table-cell table:style-name="ce4" office:value-type="string" calcext:value-type="string">
            <text:p>7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808" calcext:value-type="float">
            <text:p>2,808</text:p>
          </table:table-cell>
          <table:table-cell table:style-name="ce4" office:value-type="string" calcext:value-type="string">
            <text:p>76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3188" calcext:value-type="float">
            <text:p>3,188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7472" calcext:value-type="float">
            <text:p>7,47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511" calcext:value-type="float">
            <text:p>7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1" calcext:value-type="float">
            <text:p>7,511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9465" calcext:value-type="float">
            <text:p>9,465</text:p>
          </table:table-cell>
          <table:table-cell table:style-name="ce4" office:value-type="string" calcext:value-type="string">
            <text:p>79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4737" calcext:value-type="float">
            <text:p>4,7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766" calcext:value-type="float">
            <text:p>4,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6" calcext:value-type="float">
            <text:p>4,766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5980" calcext:value-type="float">
            <text:p>5,980</text:p>
          </table:table-cell>
          <table:table-cell table:style-name="ce4" office:value-type="string" calcext:value-type="string">
            <text:p>7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5723" calcext:value-type="float">
            <text:p>5,7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750" calcext:value-type="float">
            <text:p>5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0" calcext:value-type="float">
            <text:p>5,750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7250" calcext:value-type="float">
            <text:p>7,250</text:p>
          </table:table-cell>
          <table:table-cell table:style-name="ce4" office:value-type="string" calcext:value-type="string">
            <text:p>7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3797" calcext:value-type="float">
            <text:p>3,79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5058" calcext:value-type="float">
            <text:p>5,058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新里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186" calcext:value-type="float">
            <text:p>3,1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023" calcext:value-type="float">
            <text:p>4,023</text:p>
          </table:table-cell>
          <table:table-cell table:style-name="ce4" office:value-type="string" calcext:value-type="string">
            <text:p>7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東里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500" calcext:value-type="float">
            <text:p>3,5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30" calcext:value-type="float">
            <text:p>3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0" calcext:value-type="float">
            <text:p>3,53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759" calcext:value-type="float">
            <text:p>4,759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3820" calcext:value-type="float">
            <text:p>3,8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5185" calcext:value-type="float">
            <text:p>5,185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仙水里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380" calcext:value-type="float">
            <text:p>3,38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3" calcext:value-type="float">
            <text:p>3,403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344" calcext:value-type="float">
            <text:p>4,344</text:p>
          </table:table-cell>
          <table:table-cell table:style-name="ce4" office:value-type="string" calcext:value-type="string">
            <text:p>7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仙宮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5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帝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市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1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3936" calcext:value-type="float">
            <text:p>3,9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5369" calcext:value-type="float">
            <text:p>5,369</text:p>
          </table:table-cell>
          <table:table-cell table:style-name="ce4" office:value-type="string" calcext:value-type="string">
            <text:p>7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014" calcext:value-type="float">
            <text:p>3,014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寺前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蓮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竹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75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竹里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683" calcext:value-type="float">
            <text:p>2,683</text:p>
          </table:table-cell>
          <table:table-cell table:style-name="ce4" office:value-type="string" calcext:value-type="string">
            <text:p>7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大里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20" calcext:value-type="float">
            <text:p>1,320</text:p>
          </table:table-cell>
          <table:table-cell table:style-name="ce4" office:value-type="string" calcext:value-type="string">
            <text:p>74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410" calcext:value-type="float">
            <text:p>2,4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286" calcext:value-type="float">
            <text:p>3,286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鎮里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459" calcext:value-type="float">
            <text:p>3,459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4016" calcext:value-type="float">
            <text:p>4,0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32" calcext:value-type="float">
            <text:p>4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2" calcext:value-type="float">
            <text:p>4,032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5505" calcext:value-type="float">
            <text:p>5,505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385" calcext:value-type="float">
            <text:p>3,385</text:p>
          </table:table-cell>
          <table:table-cell table:style-name="ce4" office:value-type="string" calcext:value-type="string">
            <text:p>76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3885" calcext:value-type="float">
            <text:p>3,88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252" calcext:value-type="float">
            <text:p>5,252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4882" calcext:value-type="float">
            <text:p>4,882</text:p>
          </table:table-cell>
          <table:table-cell table:style-name="ce4" office:value-type="string" calcext:value-type="string">
            <text:p>69.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30753" calcext:value-type="float">
            <text:p>30,753</text:p>
          </table:table-cell>
          <table:table-cell table:style-name="ce3" office:value-type="float" office:value="32902" calcext:value-type="float">
            <text:p>32,902</text:p>
          </table:table-cell>
          <table:table-cell table:style-name="ce3" office:value-type="float" office:value="28245" calcext:value-type="float">
            <text:p>28,245</text:p>
          </table:table-cell>
          <table:table-cell table:style-name="ce3" office:value-type="float" office:value="91900" calcext:value-type="float">
            <text:p>91,90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92508" calcext:value-type="float">
            <text:p>92,5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509" calcext:value-type="float">
            <text:p>92,509</text:p>
          </table:table-cell>
          <table:table-cell table:style-name="ce3" office:value-type="float" office:value="32851" calcext:value-type="float">
            <text:p>32,851</text:p>
          </table:table-cell>
          <table:table-cell table:style-name="ce3" office:value-type="float" office:value="125360" calcext:value-type="float">
            <text:p>125,360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潛園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禮里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坊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301" calcext:value-type="float">
            <text:p>3,301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溪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6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3599" calcext:value-type="float">
            <text:p>3,59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5110" calcext:value-type="float">
            <text:p>5,110</text:p>
          </table:table-cell>
          <table:table-cell table:style-name="ce4" office:value-type="string" calcext:value-type="string">
            <text:p>70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雅里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763" calcext:value-type="float">
            <text:p>2,763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客雅里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708" calcext:value-type="float">
            <text:p>1,708</text:p>
          </table:table-cell>
          <table:table-cell table:style-name="ce4" office:value-type="string" calcext:value-type="string">
            <text:p>76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雅里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318" calcext:value-type="float">
            <text:p>3,318</text:p>
          </table:table-cell>
          <table:table-cell table:style-name="ce4" office:value-type="string" calcext:value-type="string">
            <text:p>75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205" calcext:value-type="float">
            <text:p>4,205</text:p>
          </table:table-cell>
          <table:table-cell table:style-name="ce4" office:value-type="string" calcext:value-type="string">
            <text:p>76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6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59" calcext:value-type="float">
            <text:p>1,559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和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271" calcext:value-type="float">
            <text:p>3,27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560" calcext:value-type="float">
            <text:p>4,560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802" calcext:value-type="float">
            <text:p>3,8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5149" calcext:value-type="float">
            <text:p>5,149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雅里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171" calcext:value-type="float">
            <text:p>3,1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402" calcext:value-type="float">
            <text:p>4,402</text:p>
          </table:table-cell>
          <table:table-cell table:style-name="ce4" office:value-type="string" calcext:value-type="string">
            <text:p>7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901" calcext:value-type="float">
            <text:p>3,901</text:p>
          </table:table-cell>
          <table:table-cell table:style-name="ce4" office:value-type="string" calcext:value-type="string">
            <text:p>7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田里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171" calcext:value-type="float">
            <text:p>3,171</text:p>
          </table:table-cell>
          <table:table-cell table:style-name="ce4" office:value-type="string" calcext:value-type="string">
            <text:p>7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90" calcext:value-type="float">
            <text:p>1,990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4116" calcext:value-type="float">
            <text:p>4,116</text:p>
          </table:table-cell>
          <table:table-cell table:style-name="ce4" office:value-type="string" calcext:value-type="string">
            <text:p>6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3492" calcext:value-type="float">
            <text:p>3,49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709" calcext:value-type="float">
            <text:p>4,709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雅里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673" calcext:value-type="float">
            <text:p>2,673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雅里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17" calcext:value-type="float">
            <text:p>2,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7" calcext:value-type="float">
            <text:p>2,91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597" calcext:value-type="float">
            <text:p>3,597</text:p>
          </table:table-cell>
          <table:table-cell table:style-name="ce4" office:value-type="string" calcext:value-type="string">
            <text:p>81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5108" calcext:value-type="float">
            <text:p>5,10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136" calcext:value-type="float">
            <text:p>5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6" calcext:value-type="float">
            <text:p>5,136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6633" calcext:value-type="float">
            <text:p>6,633</text:p>
          </table:table-cell>
          <table:table-cell table:style-name="ce4" office:value-type="string" calcext:value-type="string">
            <text:p>77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4349" calcext:value-type="float">
            <text:p>4,3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5790" calcext:value-type="float">
            <text:p>5,790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243" calcext:value-type="float">
            <text:p>4,2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68" calcext:value-type="float">
            <text:p>4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8" calcext:value-type="float">
            <text:p>4,268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5695" calcext:value-type="float">
            <text:p>5,695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3265" calcext:value-type="float">
            <text:p>3,26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371" calcext:value-type="float">
            <text:p>4,371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776" calcext:value-type="float">
            <text:p>2,7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95" calcext:value-type="float">
            <text:p>2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5" calcext:value-type="float">
            <text:p>2,795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710" calcext:value-type="float">
            <text:p>3,710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境福里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291" calcext:value-type="float">
            <text:p>3,29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448" calcext:value-type="float">
            <text:p>4,448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941" calcext:value-type="float">
            <text:p>1,941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賢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6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3955" calcext:value-type="float">
            <text:p>3,95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990" calcext:value-type="float">
            <text:p>3,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0" calcext:value-type="float">
            <text:p>3,99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5744" calcext:value-type="float">
            <text:p>5,744</text:p>
          </table:table-cell>
          <table:table-cell table:style-name="ce4" office:value-type="string" calcext:value-type="string">
            <text:p>69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179" calcext:value-type="float">
            <text:p>3,179</text:p>
          </table:table-cell>
          <table:table-cell table:style-name="ce4" office:value-type="string" calcext:value-type="string">
            <text:p>74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19" calcext:value-type="float">
            <text:p>2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9" calcext:value-type="float">
            <text:p>2,819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856" calcext:value-type="float">
            <text:p>3,856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198" calcext:value-type="float">
            <text:p>3,19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4566" calcext:value-type="float">
            <text:p>4,566</text:p>
          </table:table-cell>
          <table:table-cell table:style-name="ce4" office:value-type="string" calcext:value-type="string">
            <text:p>7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北里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98" calcext:value-type="float">
            <text:p>2,198</text:p>
          </table:table-cell>
          <table:table-cell table:style-name="ce4" office:value-type="string" calcext:value-type="string">
            <text:p>7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69.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香山區</text:p>
          </table:table-cell>
          <table:table-cell table:style-name="ce2"/>
          <table:table-cell table:style-name="ce3" office:value-type="float" office:value="16300" calcext:value-type="float">
            <text:p>16,300</text:p>
          </table:table-cell>
          <table:table-cell table:style-name="ce3" office:value-type="float" office:value="18061" calcext:value-type="float">
            <text:p>18,061</text:p>
          </table:table-cell>
          <table:table-cell table:style-name="ce3" office:value-type="float" office:value="13375" calcext:value-type="float">
            <text:p>13,375</text:p>
          </table:table-cell>
          <table:table-cell table:style-name="ce3" office:value-type="float" office:value="47736" calcext:value-type="float">
            <text:p>47,73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48066" calcext:value-type="float">
            <text:p>48,0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68" calcext:value-type="float">
            <text:p>48,068</text:p>
          </table:table-cell>
          <table:table-cell table:style-name="ce3" office:value-type="float" office:value="17662" calcext:value-type="float">
            <text:p>17,662</text:p>
          </table:table-cell>
          <table:table-cell table:style-name="ce3" office:value-type="float" office:value="65730" calcext:value-type="float">
            <text:p>65,730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606" calcext:value-type="float">
            <text:p>3,6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23" calcext:value-type="float">
            <text:p>3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3" calcext:value-type="float">
            <text:p>3,623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4964" calcext:value-type="float">
            <text:p>4,964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75" calcext:value-type="float">
            <text:p>3,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5" calcext:value-type="float">
            <text:p>3,275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395" calcext:value-type="float">
            <text:p>4,395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795" calcext:value-type="float">
            <text:p>2,795</text:p>
          </table:table-cell>
          <table:table-cell table:style-name="ce4" office:value-type="string" calcext:value-type="string">
            <text:p>77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307" calcext:value-type="float">
            <text:p>3,30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4756" calcext:value-type="float">
            <text:p>4,756</text:p>
          </table:table-cell>
          <table:table-cell table:style-name="ce4" office:value-type="string" calcext:value-type="string">
            <text:p>70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前里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059" calcext:value-type="float">
            <text:p>3,059</text:p>
          </table:table-cell>
          <table:table-cell table:style-name="ce4" office:value-type="string" calcext:value-type="string">
            <text:p>74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下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035" calcext:value-type="float">
            <text:p>2,035</text:p>
          </table:table-cell>
          <table:table-cell table:style-name="ce4" office:value-type="string" calcext:value-type="string">
            <text:p>75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浸水里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368" calcext:value-type="float">
            <text:p>2,368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林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87" calcext:value-type="float">
            <text:p>2,187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782" calcext:value-type="float">
            <text:p>3,7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5349" calcext:value-type="float">
            <text:p>5,349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697" calcext:value-type="float">
            <text:p>2,697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香里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049" calcext:value-type="float">
            <text:p>3,0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4058" calcext:value-type="float">
            <text:p>4,058</text:p>
          </table:table-cell>
          <table:table-cell table:style-name="ce4" office:value-type="string" calcext:value-type="string">
            <text:p>7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村里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659" calcext:value-type="float">
            <text:p>3,659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138" calcext:value-type="float">
            <text:p>3,1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61" calcext:value-type="float">
            <text:p>3,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2" calcext:value-type="float">
            <text:p>3,162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270" calcext:value-type="float">
            <text:p>4,270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812" calcext:value-type="float">
            <text:p>2,812</text:p>
          </table:table-cell>
          <table:table-cell table:style-name="ce4" office:value-type="string" calcext:value-type="string">
            <text:p>75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山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山里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24" calcext:value-type="float">
            <text:p>2,124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99" calcext:value-type="float">
            <text:p>2,299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水里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4193" calcext:value-type="float">
            <text:p>4,193</text:p>
          </table:table-cell>
          <table:table-cell table:style-name="ce4" office:value-type="string" calcext:value-type="string">
            <text:p>70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隘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840" calcext:value-type="float">
            <text:p>1,840</text:p>
          </table:table-cell>
          <table:table-cell table:style-name="ce4" office:value-type="string" calcext:value-type="string">
            <text:p>70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隘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68.80</text:p>
          </table:table-cell>
          <table:table-cell table:number-columns-repeated="101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市" style:display-name="PageStyle_新竹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1527" meta:object-count="0"/>
  </office:meta>
</office:document-meta>
</file>